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er ist ein Text mit mehreren Seiten:</text:p>
      <text:p text:style-name="Standard">Seite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ite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lona</meta:initial-creator>
    <meta:creation-date>2009-02-11T13:10:19</meta:creation-date>
    <dc:creator>Elona</dc:creator>
    <dc:date>2009-02-11T13:12:49</dc:date>
    <meta:editing-cycles>1</meta:editing-cycles>
    <meta:editing-duration>PT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" meta:word-count="11" meta:character-count="52"/>
  </office:meta>
</office:document-meta>
</file>